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8000002885A915884650A63C5.png" manifest:media-type="image/png"/>
  <manifest:file-entry manifest:full-path="Pictures/10000201000004300000029C9BE9CB70478B31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11.838cm" svg:x="1.001cm" svg:y="0.862cm">
          <draw:image xlink:href="Pictures/10000201000004300000029C9BE9CB70478B31B0.png" xlink:type="simple" xlink:show="embed" xlink:actuate="onLoad" loext:mime-type="image/png">
            <text:p/>
          </draw:image>
        </draw:frame>
        <draw:frame draw:style-name="gr1" draw:text-style-name="P1" draw:layer="layout" svg:width="18.999cm" svg:height="11.929cm" svg:x="1cm" svg:y="13.9cm">
          <draw:image xlink:href="Pictures/1000020100000408000002885A915884650A63C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9T00:09:58.291171098</meta:creation-date>
    <meta:print-date>2021-09-19T00:17:44.390297624</meta:print-date>
    <dc:date>2021-09-19T00:22:29.013989967</dc:date>
    <meta:editing-duration>PT2M20S</meta:editing-duration>
    <meta:editing-cycles>1</meta:editing-cycles>
    <meta:document-statistic meta:object-count="2"/>
    <meta:generator>LibreOffice/6.4.7.2$Linux_X86_64 LibreOffice_project/40$Build-2</meta:generator>
  </office:meta>
</office:document-meta>
</file>